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89in" style:rel-column-width="9358*"/>
    </style:style>
    <style:style style:name="Table1.B" style:family="table-column">
      <style:table-column-properties style:column-width="1.6382in" style:rel-column-width="15503*"/>
    </style:style>
    <style:style style:name="Table1.C" style:family="table-column">
      <style:table-column-properties style:column-width="0.625in" style:rel-column-width="5914*"/>
    </style:style>
    <style:style style:name="Table1.D" style:family="table-column">
      <style:table-column-properties style:column-width="0.7049in" style:rel-column-width="6670*"/>
    </style:style>
    <style:style style:name="Table1.F" style:family="table-column">
      <style:table-column-properties style:column-width="0.9896in" style:rel-column-width="9364*"/>
    </style:style>
    <style:style style:name="Table1.G" style:family="table-column">
      <style:table-column-properties style:column-width="0.9896in" style:rel-column-width="9368*"/>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1542in" style:rel-column-width="10922*"/>
    </style:style>
    <style:style style:name="Table3.F" style:family="table-column">
      <style:table-column-properties style:column-width="1.1542in" style:rel-column-width="10925*"/>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1542in" style:rel-column-width="10922*"/>
    </style:style>
    <style:style style:name="Table4.F" style:family="table-column">
      <style:table-column-properties style:column-width="1.1542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1542in" style:rel-column-width="10922*"/>
    </style:style>
    <style:style style:name="Table5.F" style:family="table-column">
      <style:table-column-properties style:column-width="1.1542in" style:rel-column-width="10925*"/>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4.6743in" fo:margin-left="0.3194in" table:align="left"/>
    </style:style>
    <style:style style:name="Table6.A" style:family="table-column">
      <style:table-column-properties style:column-width="3.1382in"/>
    </style:style>
    <style:style style:name="Table6.B" style:family="table-column">
      <style:table-column-properties style:column-width="1.5361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officeooo:paragraph-rsid="00125888"/>
    </style:style>
    <style:style style:name="P2" style:family="paragraph" style:parent-style-name="Text_20_body">
      <style:paragraph-properties fo:text-align="start" style:justify-single-word="false"/>
      <style:text-properties officeooo:rsid="00125888" officeooo:paragraph-rsid="00125888"/>
    </style:style>
    <style:style style:name="P3" style:family="paragraph" style:parent-style-name="Text_20_body">
      <style:paragraph-properties fo:text-align="start" style:justify-single-word="false"/>
      <style:text-properties officeooo:rsid="0012b99d" officeooo:paragraph-rsid="0012b99d"/>
    </style:style>
    <style:style style:name="P4" style:family="paragraph" style:parent-style-name="Text_20_body">
      <style:text-properties officeooo:rsid="00145470" officeooo:paragraph-rsid="00145470"/>
    </style:style>
    <style:style style:name="P5" style:family="paragraph" style:parent-style-name="Text_20_body">
      <style:paragraph-properties fo:text-align="start" style:justify-single-word="false"/>
      <style:text-properties officeooo:rsid="001794d2" officeooo:paragraph-rsid="001794d2"/>
    </style:style>
    <style:style style:name="P6" style:family="paragraph" style:parent-style-name="Text_20_body">
      <style:paragraph-properties fo:text-align="start" style:justify-single-word="false"/>
      <style:text-properties officeooo:rsid="001794d2" officeooo:paragraph-rsid="00386acd"/>
    </style:style>
    <style:style style:name="P7" style:family="paragraph" style:parent-style-name="Text_20_body">
      <style:paragraph-properties fo:text-align="start" style:justify-single-word="false"/>
      <style:text-properties officeooo:rsid="00199156" officeooo:paragraph-rsid="00199156"/>
    </style:style>
    <style:style style:name="P8" style:family="paragraph" style:parent-style-name="Text_20_body">
      <style:paragraph-properties fo:text-align="start" style:justify-single-word="false"/>
      <style:text-properties officeooo:rsid="00199156" officeooo:paragraph-rsid="001f396b"/>
    </style:style>
    <style:style style:name="P9" style:family="paragraph" style:parent-style-name="Text_20_body">
      <style:paragraph-properties fo:text-align="start" style:justify-single-word="false"/>
      <style:text-properties officeooo:rsid="001f396b" officeooo:paragraph-rsid="001f396b"/>
    </style:style>
    <style:style style:name="P10" style:family="paragraph" style:parent-style-name="Text_20_body">
      <style:paragraph-properties fo:text-align="center" style:justify-single-word="false"/>
      <style:text-properties fo:font-size="16pt" officeooo:paragraph-rsid="00125888" style:font-size-asian="16pt" style:font-size-complex="16pt"/>
    </style:style>
    <style:style style:name="P11" style:family="paragraph" style:parent-style-name="Text_20_body">
      <style:text-properties fo:font-weight="bold" officeooo:rsid="00662671" officeooo:paragraph-rsid="00662671" style:font-weight-asian="bold" style:font-weight-complex="bold"/>
    </style:style>
    <style:style style:name="P12" style:family="paragraph" style:parent-style-name="Text_20_body">
      <style:paragraph-properties fo:text-align="start" style:justify-single-word="false"/>
      <style:text-properties fo:font-weight="bold" officeooo:rsid="00662671" officeooo:paragraph-rsid="00662671" style:font-weight-asian="bold" style:font-weight-complex="bold"/>
    </style:style>
    <style:style style:name="P13" style:family="paragraph" style:parent-style-name="Text_20_body">
      <style:paragraph-properties fo:text-align="start" style:justify-single-word="false"/>
      <style:text-properties fo:font-weight="bold" officeooo:rsid="00662671" officeooo:paragraph-rsid="0067246c" style:font-weight-asian="bold" style:font-weight-complex="bold"/>
    </style:style>
    <style:style style:name="P14" style:family="paragraph" style:parent-style-name="Text_20_body">
      <style:paragraph-properties fo:text-align="start" style:justify-single-word="false"/>
      <style:text-properties fo:font-weight="normal" officeooo:rsid="002a3359" officeooo:paragraph-rsid="002a3359" style:font-weight-asian="normal" style:font-weight-complex="normal"/>
    </style:style>
    <style:style style:name="P15" style:family="paragraph" style:parent-style-name="Text_20_body">
      <style:text-properties fo:font-weight="normal" officeooo:rsid="0059eacb" officeooo:paragraph-rsid="0059eacb" style:font-weight-asian="normal" style:font-weight-complex="normal"/>
    </style:style>
    <style:style style:name="P16" style:family="paragraph" style:parent-style-name="Text_20_body">
      <style:text-properties fo:font-weight="normal" officeooo:rsid="005c50a6" officeooo:paragraph-rsid="005c50a6" style:font-weight-asian="normal" style:font-weight-complex="normal"/>
    </style:style>
    <style:style style:name="P17" style:family="paragraph" style:parent-style-name="Text_20_body">
      <style:text-properties fo:font-weight="normal" officeooo:rsid="005c50a6" officeooo:paragraph-rsid="005c7c7a" style:font-weight-asian="normal" style:font-weight-complex="normal"/>
    </style:style>
    <style:style style:name="P18" style:family="paragraph" style:parent-style-name="Text_20_body">
      <style:text-properties fo:font-weight="normal" officeooo:rsid="005c7c7a" officeooo:paragraph-rsid="005c7c7a" style:font-weight-asian="normal" style:font-weight-complex="normal"/>
    </style:style>
    <style:style style:name="P19" style:family="paragraph" style:parent-style-name="Text_20_body">
      <style:text-properties fo:font-weight="normal" officeooo:rsid="005e0698" officeooo:paragraph-rsid="005e0698" style:font-weight-asian="normal" style:font-weight-complex="normal"/>
    </style:style>
    <style:style style:name="P20" style:family="paragraph" style:parent-style-name="Text_20_body">
      <style:paragraph-properties fo:text-align="start" style:justify-single-word="false"/>
      <style:text-properties officeooo:rsid="002b5990" officeooo:paragraph-rsid="0044ac61"/>
    </style:style>
    <style:style style:name="P21" style:family="paragraph" style:parent-style-name="Text_20_body">
      <style:paragraph-properties fo:text-align="start" style:justify-single-word="false"/>
      <style:text-properties officeooo:rsid="002b5990" officeooo:paragraph-rsid="0049f9bd"/>
    </style:style>
    <style:style style:name="P22" style:family="paragraph" style:parent-style-name="Text_20_body">
      <style:paragraph-properties fo:text-align="start" style:justify-single-word="false"/>
      <style:text-properties officeooo:rsid="002d5fbe" officeooo:paragraph-rsid="002d5fbe"/>
    </style:style>
    <style:style style:name="P23" style:family="paragraph" style:parent-style-name="Text_20_body">
      <style:paragraph-properties fo:text-align="start" style:justify-single-word="false"/>
      <style:text-properties officeooo:rsid="002dcb9a" officeooo:paragraph-rsid="002dcb9a"/>
    </style:style>
    <style:style style:name="P24" style:family="paragraph" style:parent-style-name="Text_20_body">
      <style:paragraph-properties fo:text-align="start" style:justify-single-word="false"/>
      <style:text-properties officeooo:rsid="002dcb9a" officeooo:paragraph-rsid="005686bb"/>
    </style:style>
    <style:style style:name="P25" style:family="paragraph" style:parent-style-name="Text_20_body">
      <style:paragraph-properties fo:text-align="start" style:justify-single-word="false"/>
      <style:text-properties officeooo:rsid="002dcb9a" officeooo:paragraph-rsid="002dcb9a" fo:background-color="transparent"/>
    </style:style>
    <style:style style:name="P26" style:family="paragraph" style:parent-style-name="Text_20_body">
      <style:paragraph-properties fo:text-align="start" style:justify-single-word="false"/>
      <style:text-properties officeooo:rsid="00310dd0" officeooo:paragraph-rsid="00310dd0" fo:background-color="transparent"/>
    </style:style>
    <style:style style:name="P27" style:family="paragraph" style:parent-style-name="Text_20_body">
      <style:paragraph-properties fo:text-align="start" style:justify-single-word="false"/>
      <style:text-properties officeooo:rsid="0076c649" officeooo:paragraph-rsid="0076c649" fo:background-color="transparent"/>
    </style:style>
    <style:style style:name="P28" style:family="paragraph" style:parent-style-name="Text_20_body">
      <style:text-properties officeooo:rsid="0033ebda" officeooo:paragraph-rsid="00329f94"/>
    </style:style>
    <style:style style:name="P29" style:family="paragraph" style:parent-style-name="Text_20_body">
      <style:paragraph-properties fo:text-align="start" style:justify-single-word="false"/>
      <style:text-properties style:use-window-font-color="true" officeooo:rsid="001f396b" officeooo:paragraph-rsid="00125888" fo:background-color="#ffff00"/>
    </style:style>
    <style:style style:name="P30" style:family="paragraph" style:parent-style-name="Text_20_body">
      <style:text-properties officeooo:rsid="003bb109" officeooo:paragraph-rsid="003bb109"/>
    </style:style>
    <style:style style:name="P31" style:family="paragraph" style:parent-style-name="Text_20_body">
      <style:paragraph-properties fo:text-align="start" style:justify-single-word="false"/>
      <style:text-properties officeooo:rsid="00386acd" officeooo:paragraph-rsid="00386acd"/>
    </style:style>
    <style:style style:name="P32" style:family="paragraph" style:parent-style-name="Text_20_body">
      <style:paragraph-properties fo:text-align="start" style:justify-single-word="false"/>
      <style:text-properties officeooo:paragraph-rsid="002a3359"/>
    </style:style>
    <style:style style:name="P33" style:family="paragraph" style:parent-style-name="Text_20_body">
      <style:paragraph-properties fo:text-align="start" style:justify-single-word="false"/>
      <style:text-properties officeooo:rsid="004116ec" officeooo:paragraph-rsid="004c2121"/>
    </style:style>
    <style:style style:name="P34" style:family="paragraph" style:parent-style-name="Text_20_body">
      <style:paragraph-properties fo:text-align="start" style:justify-single-word="false"/>
      <style:text-properties officeooo:rsid="004cf115" officeooo:paragraph-rsid="004cf115"/>
    </style:style>
    <style:style style:name="P35" style:family="paragraph" style:parent-style-name="Text_20_body">
      <style:paragraph-properties fo:text-align="start" style:justify-single-word="false"/>
      <style:text-properties officeooo:rsid="002c90d3" officeooo:paragraph-rsid="0044ac61"/>
    </style:style>
    <style:style style:name="P36" style:family="paragraph" style:parent-style-name="Text_20_body">
      <style:text-properties officeooo:rsid="0031dfc6" officeooo:paragraph-rsid="003b94f3" fo:background-color="#ffff00"/>
    </style:style>
    <style:style style:name="P37" style:family="paragraph" style:parent-style-name="Text_20_body">
      <style:text-properties officeooo:rsid="0057467e" officeooo:paragraph-rsid="0057467e"/>
    </style:style>
    <style:style style:name="P38" style:family="paragraph" style:parent-style-name="Text_20_body">
      <style:text-properties officeooo:rsid="005851a4" officeooo:paragraph-rsid="005851a4"/>
    </style:style>
    <style:style style:name="P39" style:family="paragraph" style:parent-style-name="Text_20_body">
      <style:paragraph-properties fo:text-align="start" style:justify-single-word="false"/>
      <style:text-properties officeooo:rsid="005304e1" officeooo:paragraph-rsid="005304e1"/>
    </style:style>
    <style:style style:name="P40" style:family="paragraph" style:parent-style-name="Text_20_body">
      <style:paragraph-properties fo:text-align="start" style:justify-single-word="false"/>
      <style:text-properties officeooo:rsid="0061e9fe" officeooo:paragraph-rsid="0061e9fe"/>
    </style:style>
    <style:style style:name="P41" style:family="paragraph" style:parent-style-name="Text_20_body">
      <style:paragraph-properties fo:text-align="start" style:justify-single-word="false"/>
      <style:text-properties officeooo:rsid="0051be40" officeooo:paragraph-rsid="0051be40"/>
    </style:style>
    <style:style style:name="P42" style:family="paragraph" style:parent-style-name="Title">
      <style:paragraph-properties fo:text-align="center" style:justify-single-word="false"/>
      <style:text-properties officeooo:paragraph-rsid="00125888"/>
    </style:style>
    <style:style style:name="P43" style:family="paragraph" style:parent-style-name="Title">
      <style:paragraph-properties fo:text-align="center" style:justify-single-word="false"/>
      <style:text-properties fo:font-size="20pt" officeooo:paragraph-rsid="00125888" style:font-size-asian="20pt" style:font-size-complex="20pt"/>
    </style:style>
    <style:style style:name="P44" style:family="paragraph" style:parent-style-name="Subtitle">
      <style:text-properties fo:font-size="16pt" style:font-size-asian="16pt" style:font-size-complex="16pt"/>
    </style:style>
    <style:style style:name="P45" style:family="paragraph" style:parent-style-name="Table_20_Contents">
      <style:paragraph-properties fo:text-align="start" style:justify-single-word="false"/>
      <style:text-properties officeooo:rsid="001794d2" officeooo:paragraph-rsid="001794d2"/>
    </style:style>
    <style:style style:name="P46" style:family="paragraph" style:parent-style-name="Table_20_Contents">
      <style:text-properties officeooo:rsid="00662671" officeooo:paragraph-rsid="00662671"/>
    </style:style>
    <style:style style:name="P47" style:family="paragraph" style:parent-style-name="Table_20_Contents">
      <style:text-properties officeooo:rsid="00662671" officeooo:paragraph-rsid="0067246c"/>
    </style:style>
    <style:style style:name="P48" style:family="paragraph" style:parent-style-name="Table_20_Contents">
      <style:text-properties officeooo:rsid="0069e298" officeooo:paragraph-rsid="0069e298"/>
    </style:style>
    <style:style style:name="P49" style:family="paragraph" style:parent-style-name="Table_20_Contents">
      <style:text-properties officeooo:rsid="00662671" officeooo:paragraph-rsid="0067246c" fo:background-color="#ffff00"/>
    </style:style>
    <style:style style:name="P50" style:family="paragraph" style:parent-style-name="Table_20_Contents">
      <style:text-properties officeooo:rsid="0069e298" officeooo:paragraph-rsid="0069e298" fo:background-color="#ffff00"/>
    </style:style>
    <style:style style:name="P51" style:family="paragraph" style:parent-style-name="Standard">
      <style:paragraph-properties fo:text-align="start" style:justify-single-word="false"/>
      <style:text-properties fo:font-weight="bold" officeooo:rsid="00662671" officeooo:paragraph-rsid="0067246c" style:font-weight-asian="bold" style:font-weight-complex="bold"/>
    </style:style>
    <style:style style:name="P52" style:family="paragraph" style:parent-style-name="Standard">
      <style:paragraph-properties fo:text-align="start" style:justify-single-word="false"/>
      <style:text-properties officeooo:rsid="005304e1" officeooo:paragraph-rsid="0067246c"/>
    </style:style>
    <style:style style:name="P53" style:family="paragraph" style:parent-style-name="Text_20_body" style:list-style-name="L1">
      <style:text-properties fo:font-weight="normal" officeooo:rsid="005c7c7a" officeooo:paragraph-rsid="005c7c7a" style:font-weight-asian="normal" style:font-weight-complex="normal"/>
    </style:style>
    <style:style style:name="P54" style:family="paragraph" style:parent-style-name="Text_20_body">
      <style:paragraph-properties fo:text-align="start" style:justify-single-word="false"/>
      <style:text-properties fo:font-weight="normal" officeooo:rsid="0081c45d" officeooo:paragraph-rsid="0081c45d" style:font-weight-asian="normal" style:font-weight-complex="normal"/>
    </style:style>
    <style:style style:name="P55" style:family="paragraph" style:parent-style-name="Text_20_body">
      <style:text-properties fo:font-weight="normal" officeooo:rsid="0033ebda" officeooo:paragraph-rsid="005c7c7a" fo:background-color="#ffff00" style:font-weight-asian="normal" style:font-weight-complex="normal"/>
    </style:style>
    <style:style style:name="P56" style:family="paragraph" style:parent-style-name="Text_20_body">
      <style:text-properties fo:font-weight="normal" officeooo:rsid="0033ebda" officeooo:paragraph-rsid="007fb911" fo:background-color="#ffff00" style:font-weight-asian="normal" style:font-weight-complex="normal"/>
    </style:style>
    <style:style style:name="P57" style:family="paragraph" style:parent-style-name="Text_20_body">
      <style:paragraph-properties fo:text-align="start" style:justify-single-word="false"/>
      <style:text-properties fo:font-weight="normal" officeooo:rsid="003bb109" officeooo:paragraph-rsid="003bb109" fo:background-color="#ffff00" style:font-weight-asian="normal" style:font-weight-complex="normal"/>
    </style:style>
    <style:style style:name="P58" style:family="paragraph" style:parent-style-name="Text_20_body">
      <style:text-properties fo:font-weight="bold" officeooo:rsid="007bb478" officeooo:paragraph-rsid="007bb478" style:font-weight-asian="bold" style:font-weight-complex="bold"/>
    </style:style>
    <style:style style:name="P59" style:family="paragraph" style:parent-style-name="Text_20_body">
      <style:paragraph-properties fo:text-align="start" style:justify-single-word="false"/>
      <style:text-properties officeooo:rsid="0012b99d" officeooo:paragraph-rsid="00787116"/>
    </style:style>
    <style:style style:name="P60" style:family="paragraph" style:parent-style-name="Text_20_body">
      <style:text-properties officeooo:rsid="0012b99d" officeooo:paragraph-rsid="0012b99d"/>
    </style:style>
    <style:style style:name="P61" style:family="paragraph" style:parent-style-name="Text_20_body">
      <style:paragraph-properties fo:text-align="start" style:justify-single-word="false"/>
      <style:text-properties officeooo:rsid="003bb109" officeooo:paragraph-rsid="00792d53"/>
    </style:style>
    <style:style style:name="P62" style:family="paragraph" style:parent-style-name="Text_20_body">
      <style:text-properties officeooo:rsid="003bb109" officeooo:paragraph-rsid="00145470"/>
    </style:style>
    <style:style style:name="P63" style:family="paragraph" style:parent-style-name="Text_20_body">
      <style:text-properties officeooo:rsid="0078d7c8" officeooo:paragraph-rsid="0078d7c8"/>
    </style:style>
    <style:style style:name="P64" style:family="paragraph" style:parent-style-name="Text_20_body">
      <style:paragraph-properties fo:text-align="start" style:justify-single-word="false"/>
      <style:text-properties officeooo:rsid="00145470" officeooo:paragraph-rsid="00145470"/>
    </style:style>
    <style:style style:name="P65" style:family="paragraph" style:parent-style-name="Text_20_body">
      <style:text-properties officeooo:rsid="0059eacb" officeooo:paragraph-rsid="0059eacb"/>
    </style:style>
    <style:style style:name="P66" style:family="paragraph" style:parent-style-name="Text_20_body">
      <style:text-properties officeooo:rsid="007bb478" officeooo:paragraph-rsid="007bb478"/>
    </style:style>
    <style:style style:name="P67" style:family="paragraph" style:parent-style-name="Text_20_body">
      <style:text-properties officeooo:rsid="007fb911" officeooo:paragraph-rsid="007fb911"/>
    </style:style>
    <style:style style:name="P68" style:family="paragraph" style:parent-style-name="Text_20_body">
      <style:text-properties officeooo:rsid="00808e44" officeooo:paragraph-rsid="00808e44"/>
    </style:style>
    <style:style style:name="P69" style:family="paragraph" style:parent-style-name="Heading_20_3">
      <style:text-properties officeooo:paragraph-rsid="005686bb"/>
    </style:style>
    <style:style style:name="P70" style:family="paragraph" style:parent-style-name="Heading_20_3">
      <style:paragraph-properties fo:text-align="start" style:justify-single-word="false"/>
      <style:text-properties officeooo:paragraph-rsid="005e0698"/>
    </style:style>
    <style:style style:name="P71" style:family="paragraph" style:parent-style-name="Table_20_Contents">
      <style:text-properties officeooo:rsid="007bb478" officeooo:paragraph-rsid="007bb478"/>
    </style:style>
    <style:style style:name="P72" style:family="paragraph" style:parent-style-name="Table_20_Contents">
      <style:text-properties fo:font-weight="bold" officeooo:rsid="007bb478" officeooo:paragraph-rsid="007bb478" style:font-weight-asian="bold" style:font-weight-complex="bold"/>
    </style:style>
    <style:style style:name="T1" style:family="text">
      <style:text-properties officeooo:rsid="0012b99d"/>
    </style:style>
    <style:style style:name="T2" style:family="text">
      <style:text-properties officeooo:rsid="0016301c"/>
    </style:style>
    <style:style style:name="T3" style:family="text">
      <style:text-properties officeooo:rsid="00199156"/>
    </style:style>
    <style:style style:name="T4" style:family="text">
      <style:text-properties officeooo:rsid="001a6f69"/>
    </style:style>
    <style:style style:name="T5" style:family="text">
      <style:text-properties officeooo:rsid="0020982b"/>
    </style:style>
    <style:style style:name="T6" style:family="text">
      <style:text-properties officeooo:rsid="00228376"/>
    </style:style>
    <style:style style:name="T7" style:family="text">
      <style:text-properties officeooo:rsid="002a3359"/>
    </style:style>
    <style:style style:name="T8" style:family="text">
      <style:text-properties officeooo:rsid="002c90d3"/>
    </style:style>
    <style:style style:name="T9" style:family="text">
      <style:text-properties officeooo:rsid="002f27db"/>
    </style:style>
    <style:style style:name="T10" style:family="text">
      <style:text-properties fo:font-weight="bold" style:font-weight-asian="bold" style:font-weight-complex="bold"/>
    </style:style>
    <style:style style:name="T11" style:family="text">
      <style:text-properties fo:font-weight="bold" officeooo:rsid="0034bf2c" style:font-weight-asian="bold" style:font-weight-complex="bold"/>
    </style:style>
    <style:style style:name="T12" style:family="text">
      <style:text-properties fo:font-weight="bold" officeooo:rsid="005e0698" fo:background-color="transparent" loext:char-shading-value="0" style:font-weight-asian="bold" style:font-weight-complex="bold"/>
    </style:style>
    <style:style style:name="T13" style:family="text">
      <style:text-properties officeooo:rsid="0033ebda"/>
    </style:style>
    <style:style style:name="T14" style:family="text">
      <style:text-properties officeooo:rsid="0034bf2c"/>
    </style:style>
    <style:style style:name="T15" style:family="text">
      <style:text-properties officeooo:rsid="00386acd"/>
    </style:style>
    <style:style style:name="T16" style:family="text">
      <style:text-properties officeooo:rsid="004c2121"/>
    </style:style>
    <style:style style:name="T17" style:family="text">
      <style:text-properties fo:font-weight="normal" officeooo:rsid="002869e6" style:font-weight-asian="normal" style:font-weight-complex="normal"/>
    </style:style>
    <style:style style:name="T18" style:family="text">
      <style:text-properties fo:font-weight="normal" officeooo:rsid="004d18f1" style:font-weight-asian="normal" style:font-weight-complex="normal"/>
    </style:style>
    <style:style style:name="T19" style:family="text">
      <style:text-properties fo:font-weight="normal" officeooo:rsid="002a3359" style:font-weight-asian="normal" style:font-weight-complex="normal"/>
    </style:style>
    <style:style style:name="T20" style:family="text">
      <style:text-properties fo:font-weight="normal" officeooo:rsid="004ebf1f" style:font-weight-asian="normal" style:font-weight-complex="normal"/>
    </style:style>
    <style:style style:name="T21" style:family="text">
      <style:text-properties fo:font-weight="normal" officeooo:rsid="00310dd0" fo:background-color="transparent" loext:char-shading-value="0" style:font-weight-asian="normal" style:font-weight-complex="normal"/>
    </style:style>
    <style:style style:name="T22" style:family="text">
      <style:text-properties fo:font-weight="normal" officeooo:rsid="00808e44" fo:background-color="transparent" loext:char-shading-value="0" style:font-weight-asian="normal" style:font-weight-complex="normal"/>
    </style:style>
    <style:style style:name="T23" style:family="text">
      <style:text-properties officeooo:rsid="004cf115"/>
    </style:style>
    <style:style style:name="T24" style:family="text">
      <style:text-properties officeooo:rsid="002869e6"/>
    </style:style>
    <style:style style:name="T25" style:family="text">
      <style:text-properties officeooo:rsid="00534b6a"/>
    </style:style>
    <style:style style:name="T26" style:family="text">
      <style:text-properties officeooo:rsid="00553038"/>
    </style:style>
    <style:style style:name="T27" style:family="text">
      <style:text-properties officeooo:rsid="00554e80"/>
    </style:style>
    <style:style style:name="T28" style:family="text">
      <style:text-properties officeooo:rsid="005686bb"/>
    </style:style>
    <style:style style:name="T29" style:family="text">
      <style:text-properties officeooo:rsid="005851a4"/>
    </style:style>
    <style:style style:name="T30" style:family="text">
      <style:text-properties officeooo:rsid="0059eacb"/>
    </style:style>
    <style:style style:name="T31" style:family="text">
      <style:text-properties officeooo:rsid="005c1512"/>
    </style:style>
    <style:style style:name="T32" style:family="text">
      <style:text-properties officeooo:rsid="005c7c7a"/>
    </style:style>
    <style:style style:name="T33" style:family="text">
      <style:text-properties officeooo:rsid="006577d6"/>
    </style:style>
    <style:style style:name="T34" style:family="text">
      <style:text-properties officeooo:rsid="0067246c"/>
    </style:style>
    <style:style style:name="T35" style:family="text">
      <style:text-properties officeooo:rsid="0069e298"/>
    </style:style>
    <style:style style:name="T36" style:family="text">
      <style:text-properties officeooo:rsid="00704e24"/>
    </style:style>
    <style:style style:name="T37" style:family="text">
      <style:text-properties officeooo:rsid="00787116"/>
    </style:style>
    <style:style style:name="T38" style:family="text">
      <style:text-properties fo:background-color="transparent" loext:char-shading-value="0"/>
    </style:style>
    <style:style style:name="T39" style:family="text">
      <style:text-properties officeooo:rsid="00827115" fo:background-color="transparent" loext:char-shading-value="0"/>
    </style:style>
    <style:style style:name="T40" style:family="text">
      <style:text-properties officeooo:rsid="007bb478"/>
    </style:style>
    <style:style style:name="T41" style:family="text">
      <style:text-properties officeooo:rsid="007d4335"/>
    </style:style>
    <style:style style:name="T42" style:family="text">
      <style:text-properties officeooo:rsid="00808e44"/>
    </style:style>
    <style:style style:name="T43" style:family="text">
      <style:text-properties fo:font-style="italic" fo:background-color="transparent" loext:char-shading-value="0"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pan text:style-name="T6">Global Networking</text:span>: </text:p>
      <text:p text:style-name="P43">Standardizing International Basketbal<text:span text:style-name="T2">l</text:span> Statistics <text:span text:style-name="T6">with a Network-Based Approach</text:span></text:p>
      <text:p text:style-name="P1"/>
      <text:p text:style-name="P1"/>
      <text:p text:style-name="P1"/>
      <text:p text:style-name="P1"/>
      <text:p text:style-name="P1"/>
      <text:p text:style-name="P1"/>
      <text:p text:style-name="P1"/>
      <text:p text:style-name="P1"/>
      <text:p text:style-name="P1"/>
      <text:p text:style-name="P44">Alex Beard</text:p>
      <text:p text:style-name="P44"/>
      <text:p text:style-name="P44">Advised by:</text:p>
      <text:p text:style-name="P44"/>
      <text:p text:style-name="P44">Michael J. Tomas III</text:p>
      <text:p text:style-name="P44">Barbara Arel</text:p>
      <text:p text:style-name="P10"/>
      <text:p text:style-name="P1"/>
      <text:p text:style-name="P1"/>
      <text:p text:style-name="P1"/>
      <text:p text:style-name="P1"/>
      <text:p text:style-name="P1"/>
      <text:p text:style-name="P1"/>
      <text:h text:style-name="Heading_20_2" text:outline-level="2"><text:soft-page-break/>Abstract</text:h>
      <text:p text:style-name="P2">Do when done – just a short summary</text:p>
      <text:h text:style-name="Heading_20_2" text:outline-level="2">Introduction</text:h>
      <text:p text:style-name="P6">The table <text:span text:style-name="T15">below</text:span> shows Jimmer Fredette’s statistics from the 2014-2015 season, his last playing a significant amount of games in the NBA, and the 2016-2017 season, <text:span text:style-name="T3">his first season playing in China after a brief stint on the Knicks (sources 1, 2, 3). </text:span></text:p>
      <text:p text:style-name="P6"/>
      <table:table table:name="Table1" table:style-name="Table1">
        <table:table-column table:style-name="Table1.A"/>
        <table:table-column table:style-name="Table1.B"/>
        <table:table-column table:style-name="Table1.C"/>
        <table:table-column table:style-name="Table1.D"/>
        <table:table-column table:style-name="Table1.A"/>
        <table:table-column table:style-name="Table1.F"/>
        <table:table-column table:style-name="Table1.G"/>
        <table:table-row>
          <table:table-cell table:style-name="Table1.A1" office:value-type="string">
            <text:p text:style-name="P45">Year</text:p>
          </table:table-cell>
          <table:table-cell table:style-name="Table1.A1" office:value-type="string">
            <text:p text:style-name="P45">Team</text:p>
          </table:table-cell>
          <table:table-cell table:style-name="Table1.A1" office:value-type="string">
            <text:p text:style-name="P45">MPG</text:p>
          </table:table-cell>
          <table:table-cell table:style-name="Table1.A1" office:value-type="string">
            <text:p text:style-name="P45">FG%</text:p>
          </table:table-cell>
          <table:table-cell table:style-name="Table1.A1" office:value-type="string">
            <text:p text:style-name="P45">PPG</text:p>
          </table:table-cell>
          <table:table-cell table:style-name="Table1.A1" office:value-type="string">
            <text:p text:style-name="P45">RPG</text:p>
          </table:table-cell>
          <table:table-cell table:style-name="Table1.G1" office:value-type="string">
            <text:p text:style-name="P45">APG</text:p>
          </table:table-cell>
        </table:table-row>
        <table:table-row>
          <table:table-cell table:style-name="Table1.A2" office:value-type="string">
            <text:p text:style-name="P45">2014-2015</text:p>
          </table:table-cell>
          <table:table-cell table:style-name="Table1.A2" office:value-type="string">
            <text:p text:style-name="P45">New Orleans </text:p>
          </table:table-cell>
          <table:table-cell table:style-name="Table1.A2" office:value-type="string">
            <text:p text:style-name="P45">10.2</text:p>
          </table:table-cell>
          <table:table-cell table:style-name="Table1.A2" office:value-type="string">
            <text:p text:style-name="P45">38.0</text:p>
          </table:table-cell>
          <table:table-cell table:style-name="Table1.A2" office:value-type="string">
            <text:p text:style-name="P45">3.6</text:p>
          </table:table-cell>
          <table:table-cell table:style-name="Table1.A2" office:value-type="string">
            <text:p text:style-name="P45">0.8</text:p>
          </table:table-cell>
          <table:table-cell table:style-name="Table1.G2" office:value-type="string">
            <text:p text:style-name="P45">1.2</text:p>
          </table:table-cell>
        </table:table-row>
        <table:table-row>
          <table:table-cell table:style-name="Table1.A2" office:value-type="string">
            <text:p text:style-name="P45">2016-2017</text:p>
          </table:table-cell>
          <table:table-cell table:style-name="Table1.A2" office:value-type="string">
            <text:p text:style-name="P45">Shanghai Dongfang</text:p>
          </table:table-cell>
          <table:table-cell table:style-name="Table1.A2" office:value-type="string">
            <text:p text:style-name="P45">40.5</text:p>
          </table:table-cell>
          <table:table-cell table:style-name="Table1.A2" office:value-type="string">
            <text:p text:style-name="P45">47.4</text:p>
          </table:table-cell>
          <table:table-cell table:style-name="Table1.A2" office:value-type="string">
            <text:p text:style-name="P45">37.6</text:p>
          </table:table-cell>
          <table:table-cell table:style-name="Table1.A2" office:value-type="string">
            <text:p text:style-name="P45">8.2</text:p>
          </table:table-cell>
          <table:table-cell table:style-name="Table1.G2" office:value-type="string">
            <text:p text:style-name="P45">4.2</text:p>
          </table:table-cell>
        </table:table-row>
      </table:table>
      <text:p text:style-name="P29"/>
      <text:p text:style-name="P5"/>
      <text:p text:style-name="P7">How did Fredette’s statistics improve so much? Did he develop that much in the 18 months in between? Did his five minutes in two games in New York (where he now has the franchise record for effective FG% after hitting his only shot and going 4/5 from the line – source 3) inspire him to become a different player entirely? Unlikely. </text:p>
      <text:p text:style-name="P8">What’s really at play here is the difference in strength of schedule. Differences in strength of schedule are sometimes mentioned in the NBA, but the difference in skill level isn’t that large <text:span text:style-name="T4">(no matter what some tanking teams might make you think)</text:span>, and regardless – <text:span text:style-name="T4">each team plays roughly the same schedule (source 4). European basketball is likely quite different, for two reasons – there are approximately three times as many teams (so teams play less similar schedules), and the European schedule format is quite different than the NBA’s (which will be discussed in greater detail in the Data Methodology section).</text:span></text:p>
      <text:p text:style-name="P9">These differences make it difficult to take European statistics at face value. <text:span text:style-name="T5">It would be extremely easy to compare statistics between players if they had all played every one of the 88 other teams in the league. <text:s/>To approximate this, I attempted to predict the player vs team matchup results that didn’t happen in a given year, which could then, when every player has played the “same” schedule, allows standardized statistics to be calculated.</text:span></text:p>
      <text:h text:style-name="Heading_20_2" text:outline-level="2"/>
      <text:h text:style-name="Heading_20_2" text:outline-level="2"/>
      <text:p text:style-name="Text_20_body"/>
      <text:p text:style-name="Text_20_body"/>
      <text:h text:style-name="Heading_20_2" text:outline-level="2"><text:soft-page-break/>Literature Review</text:h>
      <text:p text:style-name="P31"><text:s/></text:p>
      <text:p text:style-name="P20">There are four international leagues that I have data for: The Greek Basketball League, the Spanish Liga ACB, the Italian Lega Basket Serie A, and the French LNB Pro A. Each of these four leagues is the highest level of competition in their respective countries.</text:p>
      <text:p text:style-name="P21">In addition to games within leagues (which is usually referred to as club play), I have data for EuroCup and EuroLeague, <text:span text:style-name="T8">which are tournaments where the participants are teams from different leagues. In international competition, EuroLeague is regarded as the top-tier tournament, and EuroCup as the second-tier (Source 13). Both tournaments have a regular season component, which happens throughout the year, in addition to club play. The top performing teams in the regular season advance to the playoffs (EuroCup also has an intermediate round robin component), where a winner is decided with a head-to-head bracket (Sources 14, 15).</text:span></text:p>
      <text:p text:style-name="P33">Previous papers and articles have discussed the challenges of analyzing international play. For example, <text:span text:style-name="T16">Motomura (2014) examined the NBA’s history of drafting international player. </text:span><text:span text:style-name="T17">This article is relevant because it illustrates the ultimate goal of this work, which is to look into the performance of international players. Their input is draft position, but in future work using standardizing international statistics, they could either be placed as a comparison to draft position (which one predicts NBA performance better), or as an input, with draft position as an output, to essentially test the accuracy of the standardized statistics, assuming that the draft positions are with perfect information (which is obviously not true, but they might be close enough to provide a decent approximation).</text:span></text:p>
      <text:p text:style-name="P34">Other authors have looked more specifically about international statistics, and how they can be adjusted to be a more accurate representation. Vashro (2015) compares leagues to other leagues, <text:span text:style-name="T24">by optimizing the different relative competition scores to minimize the disagreement, then standardizing them to a z-score (mean of 0, standard deviation of 1). This is actually something I tried to do, but on a player-game level, but I found it intractable. </text:span></text:p>
      <text:p text:style-name="P14"><text:span text:style-name="T23">In 2014, Vashro’s work on projecting international players also adjusts for strength of schedule, but on a player level. His</text:span> series talks a lot about the challenges of strength of schedule, and about the differences between statistics in different leagues. For example, with his league-wise adjustments, he adjusts (for example) the French league being pass-happier). An extremely relevant quote that’s really why I tried to use a separate network-based approach for each statistic:</text:p>
      <text:p text:style-name="P14">“Strength of competition does not necessarily impact all skill-sets in the same way, and different leagues may inflate one statistic while deflating another. These factors mean that information is lost in any simple SOS adjustment.”</text:p>
      <text:p text:style-name="P14">The next step that I take is not assuming that within leagues, the inflation/deflation for each statistic is the same. If there are significant differences between defenses within a league, that’s something my model should capture. <text:span text:style-name="T23">Also, some players may have unique challenges or advantages against certain </text:span><text:soft-page-break/><text:span text:style-name="T23">defenses, which is why looking at player performance as a individual player-game level competition network could improve the predictive power.</text:span></text:p>
      <text:p text:style-name="P32"><text:span text:style-name="T18">My network-based <text:s/>follows a similar approach to Park and Yook (2014). </text:span><text:span text:style-name="T19">T</text:span><text:span text:style-name="T20">heir</text:span><text:span text:style-name="T19"> peer-reviewed paper is looking at a slightly different problem (inferring the ranks of nodes in a competition network, rather than the specific adjustments), but the general </text:span><text:span text:style-name="T20">concept is similar.</text:span><text:span text:style-name="T19"> As </text:span><text:span text:style-name="T20">was</text:span><text:span text:style-name="T19"> described in </text:span><text:span text:style-name="T20">the</text:span><text:span text:style-name="T19"> introduction, we start out with an incomplete network, because not every player has played every team. </text:span><text:span text:style-name="T20">To infer the hypothetical complete network,</text:span><text:span text:style-name="T19"> </text:span><text:span text:style-name="T20">they</text:span><text:span text:style-name="T19"> infer the missing edges </text:span><text:span text:style-name="T20">(</text:span><text:span text:style-name="T19">as can be seen in Figure 1b </text:span><text:span text:style-name="T20">of their paper).</text:span><text:span text:style-name="T19"> The main differences are what is trying to be predicted in the end (as mentioned), the fact that my competition network is a bipartite graph (players do not play other players specifically, they play defenses), and, of course, the specific application: While their main application is college football, mine is international basketball.</text:span></text:p>
      <text:h text:style-name="Heading_20_2" text:outline-level="2"/>
      <text:h text:style-name="Heading_20_2" text:outline-level="2"><text:span text:style-name="T7">D</text:span>ata Methodology</text:h>
      <text:p text:style-name="Text_20_body"/>
      <text:p text:style-name="P11">Summary – before any pruning</text:p>
      <table:table table:name="Table2" table:style-name="Table2">
        <table:table-column table:style-name="Table2.A" table:number-columns-repeated="5"/>
        <table:table-column table:style-name="Table2.F"/>
        <table:table-row>
          <table:table-cell table:style-name="Table2.A1" office:value-type="string">
            <text:p text:style-name="P46">Year</text:p>
          </table:table-cell>
          <table:table-cell table:style-name="Table2.A1" office:value-type="string">
            <text:p text:style-name="P46"># Players</text:p>
          </table:table-cell>
          <table:table-cell table:style-name="Table2.A1" office:value-type="string">
            <text:p text:style-name="P46"># Teams</text:p>
          </table:table-cell>
          <table:table-cell table:style-name="Table2.A1" office:value-type="string">
            <text:p text:style-name="P46"># Matchups that happened</text:p>
          </table:table-cell>
          <table:table-cell table:style-name="Table2.A1" office:value-type="string">
            <text:p text:style-name="P46"># Potential Matchups</text:p>
          </table:table-cell>
          <table:table-cell table:style-name="Table2.F1" office:value-type="string">
            <text:p text:style-name="P46">Network Completion %</text:p>
          </table:table-cell>
        </table:table-row>
        <table:table-row>
          <table:table-cell table:style-name="Table2.A2" office:value-type="string">
            <text:p text:style-name="P46">2014-2015</text:p>
          </table:table-cell>
          <table:table-cell table:style-name="Table2.A2" office:value-type="string">
            <text:p text:style-name="P46">1563</text:p>
          </table:table-cell>
          <table:table-cell table:style-name="Table2.A2" office:value-type="string">
            <text:p text:style-name="P46">104</text:p>
          </table:table-cell>
          <table:table-cell table:style-name="Table2.A2" office:value-type="string">
            <text:p text:style-name="P46">34315</text:p>
          </table:table-cell>
          <table:table-cell table:style-name="Table2.A2" office:value-type="string">
            <text:p text:style-name="P46">162552</text:p>
          </table:table-cell>
          <table:table-cell table:style-name="Table2.F2" office:value-type="string">
            <text:p text:style-name="P46">21.11</text:p>
          </table:table-cell>
        </table:table-row>
        <table:table-row>
          <table:table-cell table:style-name="Table2.A2" office:value-type="string">
            <text:p text:style-name="P46">2015-2016</text:p>
          </table:table-cell>
          <table:table-cell table:style-name="Table2.A2" office:value-type="string">
            <text:p text:style-name="P46">1542</text:p>
          </table:table-cell>
          <table:table-cell table:style-name="Table2.A2" office:value-type="string">
            <text:p text:style-name="P46">102</text:p>
          </table:table-cell>
          <table:table-cell table:style-name="Table2.A2" office:value-type="string">
            <text:p text:style-name="P46">34746</text:p>
          </table:table-cell>
          <table:table-cell table:style-name="Table2.A2" office:value-type="string">
            <text:p text:style-name="P46">157284</text:p>
          </table:table-cell>
          <table:table-cell table:style-name="Table2.F2" office:value-type="string">
            <text:p text:style-name="P46">22.09</text:p>
          </table:table-cell>
        </table:table-row>
        <table:table-row>
          <table:table-cell table:style-name="Table2.A2" office:value-type="string">
            <text:p text:style-name="P46">2016-2017</text:p>
          </table:table-cell>
          <table:table-cell table:style-name="Table2.A2" office:value-type="string">
            <text:p text:style-name="P46">1378</text:p>
          </table:table-cell>
          <table:table-cell table:style-name="Table2.A2" office:value-type="string">
            <text:p text:style-name="P46">89</text:p>
          </table:table-cell>
          <table:table-cell table:style-name="Table2.A2" office:value-type="string">
            <text:p text:style-name="P46">30541</text:p>
          </table:table-cell>
          <table:table-cell table:style-name="Table2.A2" office:value-type="string">
            <text:p text:style-name="P46">122642</text:p>
          </table:table-cell>
          <table:table-cell table:style-name="Table2.F2" office:value-type="string">
            <text:p text:style-name="P46">24.90</text:p>
          </table:table-cell>
        </table:table-row>
      </table:table>
      <text:p text:style-name="Text_20_body"/>
      <text:h text:style-name="Heading_20_3" text:outline-level="3">Pruning</text:h>
      <text:p text:style-name="P35">The tournament games mentioned in the previous section are extremely important, because they allow players in different leagues to be compared, by providing connections <text:span text:style-name="T33">between teams in different leagues Without those connections, there would be no way to project player performance against teams not in their league.</text:span></text:p>
      <text:p text:style-name="P41"><text:span text:style-name="T33">Figure 1 shows the full dataset, before any pruning. </text:span>The gray dots in <text:span text:style-name="T33">the graphs</text:span> are teams that are not in any of the four leagues that Basketball Reference has club play boxscore data for, and they appear in this dataset because their EuroLeague or EuroCup play is tracked. For this analysis, because teams with no club play data will have about half as much overall data, those teams will not be considered. <text:span text:style-name="T25">Figure 2 shows the competition network with those teams removed.</text:span></text:p>
      <text:p text:style-name="P41"/>
      <text:p text:style-name="P41"/>
      <text:p text:style-name="P12"><text:soft-page-break/>Summary – Teams with no club play data removed</text:p>
      <table:table table:name="Table3" table:style-name="Table3">
        <table:table-column table:style-name="Table3.A" table:number-columns-repeated="5"/>
        <table:table-column table:style-name="Table3.F"/>
        <table:table-row>
          <table:table-cell table:style-name="Table3.A1" office:value-type="string">
            <text:p text:style-name="P47">Year</text:p>
          </table:table-cell>
          <table:table-cell table:style-name="Table3.A1" office:value-type="string">
            <text:p text:style-name="P47"># Players</text:p>
          </table:table-cell>
          <table:table-cell table:style-name="Table3.A1" office:value-type="string">
            <text:p text:style-name="P47"># Teams</text:p>
          </table:table-cell>
          <table:table-cell table:style-name="Table3.A1" office:value-type="string">
            <text:p text:style-name="P47"># Matchups that happened</text:p>
          </table:table-cell>
          <table:table-cell table:style-name="Table3.A1" office:value-type="string">
            <text:p text:style-name="P47"># Potential Matchups</text:p>
          </table:table-cell>
          <table:table-cell table:style-name="Table3.F1" office:value-type="string">
            <text:p text:style-name="P47">Network Completion %</text:p>
          </table:table-cell>
        </table:table-row>
        <table:table-row>
          <table:table-cell table:style-name="Table3.A2" office:value-type="string">
            <text:p text:style-name="P47">2014-2015</text:p>
          </table:table-cell>
          <table:table-cell table:style-name="Table3.A2" office:value-type="string">
            <text:p text:style-name="P47">1<text:span text:style-name="T35">042</text:span></text:p>
          </table:table-cell>
          <table:table-cell table:style-name="Table3.A2" office:value-type="string">
            <text:p text:style-name="P48">66</text:p>
          </table:table-cell>
          <table:table-cell table:style-name="Table3.A2" office:value-type="string">
            <text:p text:style-name="P48">24509</text:p>
          </table:table-cell>
          <table:table-cell table:style-name="Table3.A2" office:value-type="string">
            <text:p text:style-name="P48">68772</text:p>
          </table:table-cell>
          <table:table-cell table:style-name="Table3.F2" office:value-type="string">
            <text:p text:style-name="P48">35.64</text:p>
          </table:table-cell>
        </table:table-row>
        <table:table-row>
          <table:table-cell table:style-name="Table3.A2" office:value-type="string">
            <text:p text:style-name="P47">2015-2016</text:p>
          </table:table-cell>
          <table:table-cell table:style-name="Table3.A2" office:value-type="string">
            <text:p text:style-name="P47">1<text:span text:style-name="T35">050</text:span></text:p>
          </table:table-cell>
          <table:table-cell table:style-name="Table3.A2" office:value-type="string">
            <text:p text:style-name="P48">66</text:p>
          </table:table-cell>
          <table:table-cell table:style-name="Table3.A2" office:value-type="string">
            <text:p text:style-name="P48">25061</text:p>
          </table:table-cell>
          <table:table-cell table:style-name="Table3.A2" office:value-type="string">
            <text:p text:style-name="P48">69300</text:p>
          </table:table-cell>
          <table:table-cell table:style-name="Table3.F2" office:value-type="string">
            <text:p text:style-name="P48">36.16</text:p>
          </table:table-cell>
        </table:table-row>
        <table:table-row>
          <table:table-cell table:style-name="Table3.A2" office:value-type="string">
            <text:p text:style-name="P47">2016-2017</text:p>
          </table:table-cell>
          <table:table-cell table:style-name="Table3.A2" office:value-type="string">
            <text:p text:style-name="P47">1<text:span text:style-name="T35">032</text:span></text:p>
          </table:table-cell>
          <table:table-cell table:style-name="Table3.A2" office:value-type="string">
            <text:p text:style-name="P48">65</text:p>
          </table:table-cell>
          <table:table-cell table:style-name="Table3.A2" office:value-type="string">
            <text:p text:style-name="P48">22972</text:p>
          </table:table-cell>
          <table:table-cell table:style-name="Table3.A2" office:value-type="string">
            <text:p text:style-name="P48">67080</text:p>
          </table:table-cell>
          <table:table-cell table:style-name="Table3.F2" office:value-type="string">
            <text:p text:style-name="P48">34.25</text:p>
          </table:table-cell>
        </table:table-row>
      </table:table>
      <text:p text:style-name="P51"/>
      <text:p text:style-name="P40"/>
      <text:p text:style-name="P40">One special case, as can be seen in Figure<text:span text:style-name="T36">s 1 and 2</text:span>, is that the French teams are isolated from the rest of the teams in 2016-2017. In 2016, the French Basketball Federation made the decision to no longer participate in EuroCup or EuroLeague, and instead be a part of the FIBA Champions League (Source 16). Because of this, the 2016-2017 French players and teams were discarded. <text:span text:style-name="T33">Figure 3 shows the effect of removing those teams on the 2016-2017 competition network.</text:span></text:p>
      <text:p text:style-name="P13">Summary – <text:span text:style-name="T34">2016-2017 French teams removed</text:span></text:p>
      <table:table table:name="Table4" table:style-name="Table4">
        <table:table-column table:style-name="Table4.A" table:number-columns-repeated="5"/>
        <table:table-column table:style-name="Table4.F"/>
        <table:table-row>
          <table:table-cell table:style-name="Table4.A1" office:value-type="string">
            <text:p text:style-name="P47">Year</text:p>
          </table:table-cell>
          <table:table-cell table:style-name="Table4.A1" office:value-type="string">
            <text:p text:style-name="P47"># Players</text:p>
          </table:table-cell>
          <table:table-cell table:style-name="Table4.A1" office:value-type="string">
            <text:p text:style-name="P47"># Teams</text:p>
          </table:table-cell>
          <table:table-cell table:style-name="Table4.A1" office:value-type="string">
            <text:p text:style-name="P47"># Matchups that happened</text:p>
          </table:table-cell>
          <table:table-cell table:style-name="Table4.A1" office:value-type="string">
            <text:p text:style-name="P47"># Potential Matchups</text:p>
          </table:table-cell>
          <table:table-cell table:style-name="Table4.F1" office:value-type="string">
            <text:p text:style-name="P47">Network Completion %</text:p>
          </table:table-cell>
        </table:table-row>
        <table:table-row>
          <table:table-cell table:style-name="Table4.A2" office:value-type="string">
            <text:p text:style-name="P47">2014-2015</text:p>
          </table:table-cell>
          <table:table-cell table:style-name="Table4.A2" office:value-type="string">
            <text:p text:style-name="P47">1<text:span text:style-name="T35">042</text:span></text:p>
          </table:table-cell>
          <table:table-cell table:style-name="Table4.A2" office:value-type="string">
            <text:p text:style-name="P48">66</text:p>
          </table:table-cell>
          <table:table-cell table:style-name="Table4.A2" office:value-type="string">
            <text:p text:style-name="P48">24509</text:p>
          </table:table-cell>
          <table:table-cell table:style-name="Table4.A2" office:value-type="string">
            <text:p text:style-name="P48">68772</text:p>
          </table:table-cell>
          <table:table-cell table:style-name="Table4.F2" office:value-type="string">
            <text:p text:style-name="P48">35.64</text:p>
          </table:table-cell>
        </table:table-row>
        <table:table-row>
          <table:table-cell table:style-name="Table4.A2" office:value-type="string">
            <text:p text:style-name="P47">2015-2016</text:p>
          </table:table-cell>
          <table:table-cell table:style-name="Table4.A2" office:value-type="string">
            <text:p text:style-name="P47">1<text:span text:style-name="T35">050</text:span></text:p>
          </table:table-cell>
          <table:table-cell table:style-name="Table4.A2" office:value-type="string">
            <text:p text:style-name="P48">66</text:p>
          </table:table-cell>
          <table:table-cell table:style-name="Table4.A2" office:value-type="string">
            <text:p text:style-name="P48">25061</text:p>
          </table:table-cell>
          <table:table-cell table:style-name="Table4.A2" office:value-type="string">
            <text:p text:style-name="P48">69300</text:p>
          </table:table-cell>
          <table:table-cell table:style-name="Table4.F2" office:value-type="string">
            <text:p text:style-name="P48">36.16</text:p>
          </table:table-cell>
        </table:table-row>
        <table:table-row>
          <table:table-cell table:style-name="Table4.A2" office:value-type="string">
            <text:p text:style-name="P49">2016-2017</text:p>
          </table:table-cell>
          <table:table-cell table:style-name="Table4.A2" office:value-type="string">
            <text:p text:style-name="P50">765</text:p>
          </table:table-cell>
          <table:table-cell table:style-name="Table4.A2" office:value-type="string">
            <text:p text:style-name="P50">47</text:p>
          </table:table-cell>
          <table:table-cell table:style-name="Table4.A2" office:value-type="string">
            <text:p text:style-name="P50">16916</text:p>
          </table:table-cell>
          <table:table-cell table:style-name="Table4.A2" office:value-type="string">
            <text:p text:style-name="P50">35955</text:p>
          </table:table-cell>
          <table:table-cell table:style-name="Table4.F2" office:value-type="string">
            <text:p text:style-name="P50">47.05</text:p>
          </table:table-cell>
        </table:table-row>
      </table:table>
      <text:p text:style-name="P51"/>
      <text:p text:style-name="P39"/>
      <text:p text:style-name="P39">There are some hypothetical player vs defense matchups where there’s not enough information to predict the result. A minimum number of games played could be used, but there could be situations where the distribution of games played skews the amount of information available – it would be very difficult to predict hypothetical matchups for a player who has played all of his team’s club games, but none of their EuroCup/EuroLeague games. To fix this, matchups were only predicted if they had at least 10 triangles (which will be explained later in this section). <text:span text:style-name="T33"><text:s/>As you can see in the summary below, very few matchups had to be removed (around 50 each year), so there shouldn’t be much of an effect on the end result.</text:span></text:p>
      <text:p text:style-name="P13">Summary – <text:span text:style-name="T34">Player-defense matchups with under 10 triangles removed</text:span></text:p>
      <table:table table:name="Table5" table:style-name="Table5">
        <table:table-column table:style-name="Table5.A" table:number-columns-repeated="5"/>
        <table:table-column table:style-name="Table5.F"/>
        <table:table-row>
          <table:table-cell table:style-name="Table5.A1" office:value-type="string">
            <text:p text:style-name="P47">Year</text:p>
          </table:table-cell>
          <table:table-cell table:style-name="Table5.A1" office:value-type="string">
            <text:p text:style-name="P47"># Players</text:p>
          </table:table-cell>
          <table:table-cell table:style-name="Table5.A1" office:value-type="string">
            <text:p text:style-name="P47"># Teams</text:p>
          </table:table-cell>
          <table:table-cell table:style-name="Table5.A1" office:value-type="string">
            <text:p text:style-name="P47"># Matchups that happened</text:p>
          </table:table-cell>
          <table:table-cell table:style-name="Table5.A1" office:value-type="string">
            <text:p text:style-name="P47"># Potential Matchups</text:p>
          </table:table-cell>
          <table:table-cell table:style-name="Table5.F1" office:value-type="string">
            <text:p text:style-name="P47">Network Completion %</text:p>
          </table:table-cell>
        </table:table-row>
        <table:table-row>
          <table:table-cell table:style-name="Table5.A2" office:value-type="string">
            <text:p text:style-name="P47">2014-2015</text:p>
          </table:table-cell>
          <table:table-cell table:style-name="Table5.A2" office:value-type="string">
            <text:p text:style-name="P48">983</text:p>
          </table:table-cell>
          <table:table-cell table:style-name="Table5.A2" office:value-type="string">
            <text:p text:style-name="P48">66</text:p>
          </table:table-cell>
          <table:table-cell table:style-name="Table5.A2" office:value-type="string">
            <text:p text:style-name="P48">24449</text:p>
          </table:table-cell>
          <table:table-cell table:style-name="Table5.A2" office:value-type="string">
            <text:p text:style-name="P48">64878</text:p>
          </table:table-cell>
          <table:table-cell table:style-name="Table5.F2" office:value-type="string">
            <text:p text:style-name="P48">37.68</text:p>
          </table:table-cell>
        </table:table-row>
        <table:table-row>
          <table:table-cell table:style-name="Table5.A2" office:value-type="string">
            <text:p text:style-name="P47">2015-2016</text:p>
          </table:table-cell>
          <table:table-cell table:style-name="Table5.A2" office:value-type="string">
            <text:p text:style-name="P48">1012</text:p>
          </table:table-cell>
          <table:table-cell table:style-name="Table5.A2" office:value-type="string">
            <text:p text:style-name="P48">66</text:p>
          </table:table-cell>
          <table:table-cell table:style-name="Table5.A2" office:value-type="string">
            <text:p text:style-name="P48">25022</text:p>
          </table:table-cell>
          <table:table-cell table:style-name="Table5.A2" office:value-type="string">
            <text:p text:style-name="P48">66792</text:p>
          </table:table-cell>
          <table:table-cell table:style-name="Table5.F2" office:value-type="string">
            <text:p text:style-name="P48">37.46</text:p>
          </table:table-cell>
        </table:table-row>
        <table:table-row>
          <table:table-cell table:style-name="Table5.A2" office:value-type="string">
            <text:p text:style-name="P47">2016-2017</text:p>
          </table:table-cell>
          <table:table-cell table:style-name="Table5.A2" office:value-type="string">
            <text:p text:style-name="P48">716</text:p>
          </table:table-cell>
          <table:table-cell table:style-name="Table5.A2" office:value-type="string">
            <text:p text:style-name="P48">47</text:p>
          </table:table-cell>
          <table:table-cell table:style-name="Table5.A2" office:value-type="string">
            <text:p text:style-name="P48">16864</text:p>
          </table:table-cell>
          <table:table-cell table:style-name="Table5.A2" office:value-type="string">
            <text:p text:style-name="P48">33652</text:p>
          </table:table-cell>
          <table:table-cell table:style-name="Table5.F2" office:value-type="string">
            <text:p text:style-name="P48">50.11</text:p>
          </table:table-cell>
        </table:table-row>
      </table:table>
      <text:p text:style-name="P52"/>
      <text:h text:style-name="Heading_20_3" text:outline-level="3"><text:soft-page-break/>Scraping</text:h>
      <text:p text:style-name="P22">All of this data is scraped from Basketball Reference. Matt Goldberg wrote a python scraping library for the NBA and NFL (source 11). I forked it, and added international basketball support (source 12). <text:span text:style-name="T25">Figure 4 shows an example of a source webpage, and Figure 5 shows the resulting pandas DataFrame and the python snippet that scrapes it.</text:span></text:p>
      <text:p text:style-name="P23"><text:span text:style-name="T25">T</text:span>he articles in the Literature Review use <text:s/>season-level statistics, because for a long time, that’s all that was available. However, Basketball Reference has game-level data available from the 2014-2015 season on, <text:span text:style-name="T26">as can be seen in Figure 6.</text:span></text:p>
      <text:p text:style-name="P26">By going through the the full schedule for each league, and pulling out each boxscore and concatenating it,, we obtain a list of each player’s performances against each defense. <text:span text:style-name="T27">Figure 7 shows the format of this dataset.</text:span></text:p>
      <text:p text:style-name="P27"/>
      <text:h text:style-name="Heading_20_3" text:outline-level="3">Network Representation</text:h>
      <text:p text:style-name="P25">This allows a <text:span text:style-name="T9">weighted </text:span>bipartite network to be constructed, wh<text:span text:style-name="T9">ere the two disjoint groups of nodes are players and defenses, and the edge weights are the resulting statistic for that matchup. For example, if Figure 8 was the dataset of player performances against defenses, Figure 9 would show the resulting bipartite network.</text:span></text:p>
      <text:p text:style-name="P25"/>
      <text:h text:style-name="Heading_20_3" text:outline-level="3">Triangles</text:h>
      <text:p text:style-name="P37">The main projection building block used is a triangle. For example, if we were trying to complete the network shown in Figure<text:span text:style-name="T40">s 8 and 9</text:span>, the hypothetical amount of points that Player Y would score against Defense A would need to be calculated. While Player Y hasn’t played Defense A, they have played Defense B, and scored 25 points. Therefore, we need some way to compare Defense A to Defense B. Luckily, Player X has played both Defense A and Defense B <text:span text:style-name="T40">(see Figure 10)</text:span>.</text:p>
      <text:p text:style-name="P37">Because <text:span text:style-name="T29">Player X scored 22 points against Defense B, and 20 against Defense A, we assume that Defense A will allow (20/22) = 0.91 = 91% of the points Defense B does to the same player. So, we would expect Player Y to score 25 x 0.91 = 22.75 points against Defense A.</text:span></text:p>
      <text:p text:style-name="P38">This prediction by itself would probably be very noisy. However, for each hypothetical matchup, there are multiple triangles that can be used to predict, <text:span text:style-name="T40">which can be seen in the larger example in Figure 11.</text:span> As you can see in <text:span text:style-name="T40">the below table, </text:span><text:s/><text:span text:style-name="T30">to predict the result if Player Y faced Defense B (if it hadn’t have actually happened), there would be four different triangles that could be used, and therefore, four different potential predictions:</text:span></text:p>
      <text:p text:style-name="P65"/>
      <text:p text:style-name="P65"/>
      <text:p text:style-name="P58"><text:soft-page-break/>Player Y vs Defense B predictors</text:p>
      <table:table table:name="Table6" table:style-name="Table6">
        <table:table-column table:style-name="Table6.A"/>
        <table:table-column table:style-name="Table6.B"/>
        <table:table-row>
          <table:table-cell table:style-name="Table6.A1" office:value-type="string">
            <text:p text:style-name="P72">Triangle Components</text:p>
          </table:table-cell>
          <table:table-cell table:style-name="Table6.B1" office:value-type="string">
            <text:p text:style-name="P72">Prediction</text:p>
          </table:table-cell>
        </table:table-row>
        <table:table-row>
          <table:table-cell table:style-name="Table6.A2" office:value-type="string">
            <text:p text:style-name="P71">Defense A, Player W</text:p>
          </table:table-cell>
          <table:table-cell table:style-name="Table6.B2" office:value-type="string">
            <text:p text:style-name="P71">5.75</text:p>
          </table:table-cell>
        </table:table-row>
        <table:table-row>
          <table:table-cell table:style-name="Table6.A2" office:value-type="string">
            <text:p text:style-name="P71">Defense C, Player W</text:p>
          </table:table-cell>
          <table:table-cell table:style-name="Table6.B2" office:value-type="string">
            <text:p text:style-name="P71">35.11</text:p>
          </table:table-cell>
        </table:table-row>
        <table:table-row>
          <table:table-cell table:style-name="Table6.A2" office:value-type="string">
            <text:p text:style-name="P71">Defense A, Player X</text:p>
          </table:table-cell>
          <table:table-cell table:style-name="Table6.B2" office:value-type="string">
            <text:p text:style-name="P71">5.71</text:p>
          </table:table-cell>
        </table:table-row>
        <table:table-row>
          <table:table-cell table:style-name="Table6.A2" office:value-type="string">
            <text:p text:style-name="P71">Defense C, Player X</text:p>
          </table:table-cell>
          <table:table-cell table:style-name="Table6.B2" office:value-type="string">
            <text:p text:style-name="P71">29.00</text:p>
          </table:table-cell>
        </table:table-row>
      </table:table>
      <text:p text:style-name="P65"/>
      <text:p text:style-name="P66">Because each individual prediction is so noisy, many predictions will have to be used.</text:p>
      <text:p text:style-name="P36"/>
      <text:h text:style-name="Heading_20_3" text:outline-level="3"><text:span text:style-name="T11">Triangle </text:span><text:span text:style-name="T10">Selection/</text:span><text:span text:style-name="T11">Ordering</text:span><text:span text:style-name="T10"> Methods</text:span></text:h>
      <text:p text:style-name="P15">The obstacle once the triangle predictions are calculated is that to use traditional supervised learning methods, we need a properly shaped, rectangular matrix, but because each different matchups have different numbers of triangles, we actually have a jagged matrix, as can be seen in Figure 1<text:span text:style-name="T41">2.</text:span> Also, we need some way to order the triangles, <text:span text:style-name="T31">so they can then be made into a properly shaped matrix. </text:span></text:p>
      <text:p text:style-name="P16">The ordering method used was number of games played. As can be seen in the Triangles section, a triangle is made up of three matchups – in the example shown in Figure <text:span text:style-name="T41">8 and 9,</text:span> the three matchups that make up the prediction are Player X vs Defense A, Player X vs Defense B, and Player Y vs Defense B. If Player X has played Defense A three times, Player X has played Defense B two times, and Player Y has played Defense B one time, the total number of games played for this triangle is 3 + 2 + 1 = 6 games. This ordering is used because as there is more data used to make a prediction, the prediction should be less noisy.</text:p>
      <text:p text:style-name="P17">Once the triangles <text:span text:style-name="T32">were</text:span> ordered, they need to be turned into a consistent set of predictions or aggregate predictions. <text:span text:style-name="T32">Again operating on the assumption that more data is better, instead of only taking the top 5 or 10 predictions and leaving out the rest, the set of triangles is split into either 5 or 10 buckets. For example, if there were 100 triangles, split into 5 buckets, the first bucket would be the top 20 triangles by number of games played, the second bucket would be triangles 21-40, and so on. Because, in the Pruning section, matchups with less than 10 triangles are removed, either method will work for any hypothetical matchup.</text:span></text:p>
      <text:p text:style-name="P18">Once the triangles were split into buckets, either the median or mean of the predictions from the triangles in that bucket were calculated. <text:span text:style-name="T41">Combining the two decisions</text:span>, there were four possible treatments:</text:p>
      <text:list xml:id="list3800419173354096364" text:style-name="L1">
        <text:list-item>
          <text:p text:style-name="P53">5 buckets, mean</text:p>
        </text:list-item>
        <text:list-item>
          <text:p text:style-name="P53">5 buckets, median</text:p>
        </text:list-item>
        <text:list-item>
          <text:p text:style-name="P53">10 buckets, mean</text:p>
        </text:list-item>
        <text:list-item>
          <text:p text:style-name="P53"><text:soft-page-break/>10 buckets, median</text:p>
        </text:list-item>
      </text:list>
      <text:p text:style-name="P19">In addition to these 5 or 10 data points, the player’s mean and median overall average was also considered <text:span text:style-name="T41">(t</text:span>he matrix structure for the 5 buckets/mean treatment is shown in Figure 1<text:span text:style-name="T41">3).</text:span> <text:span text:style-name="T41">The null model, for comparison on if the additional data helped at all, was just the player’s mean and median overall average.</text:span></text:p>
      <text:p text:style-name="P55"/>
      <text:h text:style-name="Heading_20_3" text:outline-level="3">Models</text:h>
      <text:p text:style-name="P67">The two prediction models I used were Linear Regression, and Random Forest Regressor, both from the scikit-learn package (CITE SOURCE). As you can see in Figure 14, a Linear Regression fits a line to the y-data given, using the features given in the x-matrix. It’s best for <text:span text:style-name="T42">data with linear relationships between the features and the output, and it also is very transparent, which is why it was chosen. </text:span></text:p>
      <text:p text:style-name="P68">The other model chosen is a good contrast for the Linear Regression – Random Forests are not very transparent, but generally have higher performance. An example of the Random Forest Regressor can be seen in Figure 15.</text:p>
      <text:p text:style-name="P56"/>
      <text:h text:style-name="P69" text:outline-level="3">Statistics</text:h>
      <text:p text:style-name="P24">The five stat<text:span text:style-name="T28">istics</text:span> I used were points, total rebounds (offensive + defensive), assists, steals, and blocks, all adjusted to be per minute. <text:span text:style-name="T42">These five were chosen instead of a more holistic, overall performance statistic like Game Score because, as spoken to in the Literature Review section, defenses could be stingy in regards to rebounds, but allow many assists. Because all triangles were being considered, and therefore players across archetypes were being used to compare, this separation is important. </text:span><text:span text:style-name="T21">Therefore, for each year, and statistic, </text:span><text:span text:style-name="T22">there is a separate network.</text:span></text:p>
      <text:p text:style-name="P57"/>
      <text:h text:style-name="P70" text:outline-level="3"><text:span text:style-name="T12">Cross-Validation</text:span></text:h>
      <text:p text:style-name="P54"><text:span text:style-name="T38">For each of the three iterations, a random selection of 5% of the data was “hidden” for the model training. A new network was built </text:span><text:span text:style-name="T43">without </text:span><text:span text:style-name="T38">this data. The matrices used for training the model were then built, with each row being a matchup that actually happened that had not been hidden. The triangles were generated from the new network without the hidden data. After the model was trained with this training data, the model was then used to predict the 5% of matchups that had been hidden. </text:span></text:p>
      <text:p text:style-name="P54"><text:span text:style-name="T38">All of the statistics in the results are calculated from the predictions of the hidden data vs the actual values. The main statistics used were mean absolute error (MAE), and root mean squared error (RMSE). Because the different statistics can have very different averages (for example, points per minute vs blocks per minute), the MAE and RMSE were also presented scaled by the average actual value among the hidden set. To make the tables easier to read, these statistics were averaged across the </text:span><text:soft-page-break/><text:span text:style-name="T38">three iterations – as can be seen in </text:span><text:span text:style-name="T39">the two examples in </text:span><text:span text:style-name="T38">Figure 16, most of the difference between iterations is the distribution of the actual values (which is variation that we want to average out)- the slope of the residuals vs actual values doesn’t change much.</text:span></text:p>
      <text:h text:style-name="Heading_20_2" text:outline-level="2">Results</text:h>
      <text:p text:style-name="P28"/>
      <text:p text:style-name="P62"/>
      <text:p text:style-name="P30"/>
      <text:h text:style-name="Heading_20_2" text:outline-level="2">Conclusion</text:h>
      <text:p text:style-name="P60">Discuss takeaways from results – <text:span text:style-name="T13">mainly accuracy of prediction</text:span></text:p>
      <text:p text:style-name="P63">How something like gamescore might be more standardized</text:p>
      <text:p text:style-name="P63">Difference between Euro and NBA in that respect</text:p>
      <text:p text:style-name="P59"/>
      <text:h text:style-name="Heading_20_2" text:outline-level="2">Possible Extension<text:span text:style-name="T1">s</text:span></text:h>
      <text:p text:style-name="Text_20_body"/>
      <text:p text:style-name="P3">Graph of player old stats vs new stats (colored by league)</text:p>
      <text:p text:style-name="P3">Cite arel/tomas <text:span text:style-name="T13">first</text:span> paper</text:p>
      <text:p text:style-name="P64">Write about ideas for future research</text:p>
      <text:p text:style-name="P61"><text:span text:style-name="T37">Talk about how </text:span>stats <text:span text:style-name="T37">WOULD be </text:span>standardized</text:p>
      <text:p text:style-name="P1"/>
      <text:p text:style-name="P1"/>
      <text:p text:style-name="P1"/>
      <text:p text:style-name="P1"/>
      <text:p text:style-name="P1"/>
      <text:p text:style-name="P1"/>
      <text:p text:style-name="P1"/>
      <text:p text:style-name="P1"/>
      <text:p text:style-name="P1"/>
      <text:p text:style-name="P1"/>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1:02:11.829820493</meta:creation-date>
    <dc:date>2018-05-09T11:10:53.084658038</dc:date>
    <meta:editing-duration>PT16H25M30S</meta:editing-duration>
    <meta:editing-cycles>58</meta:editing-cycles>
    <meta:generator>LibreOffice/5.1.6.2$Linux_X86_64 LibreOffice_project/10m0$Build-2</meta:generator>
    <meta:document-statistic meta:table-count="6" meta:image-count="0" meta:object-count="0" meta:page-count="10" meta:paragraph-count="200" meta:word-count="2789" meta:character-count="16745" meta:non-whitespace-character-count="14132"/>
  </office:meta>
</office:document-meta>
</file>